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1ac081" officeooo:paragraph-rsid="001ac081"/>
    </style:style>
    <style:style style:name="P2" style:family="paragraph" style:parent-style-name="Standard">
      <style:text-properties officeooo:rsid="001caed1" officeooo:paragraph-rsid="001caed1"/>
    </style:style>
    <style:style style:name="P3" style:family="paragraph" style:parent-style-name="Standard">
      <style:text-properties officeooo:rsid="001dd8c0" officeooo:paragraph-rsid="001dd8c0"/>
    </style:style>
    <style:style style:name="P4" style:family="paragraph" style:parent-style-name="Standard">
      <style:text-properties officeooo:rsid="001f0f1c" officeooo:paragraph-rsid="001f0f1c"/>
    </style:style>
    <style:style style:name="P5" style:family="paragraph" style:parent-style-name="Standard">
      <style:text-properties officeooo:rsid="0020639e" officeooo:paragraph-rsid="0020639e"/>
    </style:style>
    <style:style style:name="P6" style:family="paragraph" style:parent-style-name="Standard">
      <style:text-properties fo:font-weight="bold" officeooo:rsid="0020bfb2" officeooo:paragraph-rsid="0020bfb2" style:font-weight-asian="bold" style:font-weight-complex="bold"/>
    </style:style>
    <style:style style:name="P7" style:family="paragraph" style:parent-style-name="Standard">
      <style:text-properties fo:font-weight="bold" officeooo:rsid="00239095" officeooo:paragraph-rsid="00239095" style:font-weight-asian="bold" style:font-weight-complex="bold"/>
    </style:style>
    <style:style style:name="P8" style:family="paragraph" style:parent-style-name="Standard">
      <style:text-properties fo:color="#000000" fo:font-weight="bold" officeooo:rsid="002440ae" officeooo:paragraph-rsid="002440ae" style:font-weight-asian="bold" style:font-weight-complex="bold"/>
    </style:style>
    <style:style style:name="P9" style:family="paragraph" style:parent-style-name="Standard">
      <style:text-properties fo:color="#000000" fo:font-weight="bold" officeooo:rsid="0026273c" officeooo:paragraph-rsid="0026273c" style:font-weight-asian="bold" style:font-weight-complex="bold"/>
    </style:style>
    <style:style style:name="P10" style:family="paragraph" style:parent-style-name="Standard" style:list-style-name="L1">
      <style:text-properties officeooo:rsid="001caed1" officeooo:paragraph-rsid="001caed1"/>
    </style:style>
    <style:style style:name="P11" style:family="paragraph" style:parent-style-name="Standard" style:list-style-name="L2">
      <style:text-properties officeooo:rsid="001caed1" officeooo:paragraph-rsid="001caed1"/>
    </style:style>
    <style:style style:name="P12" style:family="paragraph" style:parent-style-name="Standard" style:list-style-name="L2">
      <style:text-properties officeooo:rsid="001dd8c0" officeooo:paragraph-rsid="001dd8c0"/>
    </style:style>
    <style:style style:name="P13" style:family="paragraph" style:parent-style-name="Standard">
      <style:text-properties fo:font-weight="normal" officeooo:rsid="001dd8c0" officeooo:paragraph-rsid="001dd8c0" style:font-weight-asian="normal" style:font-weight-complex="normal"/>
    </style:style>
    <style:style style:name="P14" style:family="paragraph" style:parent-style-name="Standard" style:list-style-name="L3">
      <style:text-properties fo:font-weight="normal" officeooo:rsid="001dd8c0" officeooo:paragraph-rsid="001dd8c0" style:font-weight-asian="normal" style:font-weight-complex="normal"/>
    </style:style>
    <style:style style:name="P15" style:family="paragraph" style:parent-style-name="Standard">
      <style:text-properties fo:font-weight="normal" officeooo:rsid="001f0f1c" officeooo:paragraph-rsid="001f0f1c" style:font-weight-asian="normal" style:font-weight-complex="normal"/>
    </style:style>
    <style:style style:name="P16" style:family="paragraph" style:parent-style-name="Standard" style:list-style-name="L4">
      <style:text-properties fo:font-weight="normal" officeooo:rsid="0020bfb2" officeooo:paragraph-rsid="0020bfb2" style:font-weight-asian="normal" style:font-weight-complex="normal"/>
    </style:style>
    <style:style style:name="P17" style:family="paragraph" style:parent-style-name="Standard">
      <style:text-properties fo:font-weight="normal" officeooo:rsid="0020bfb2" officeooo:paragraph-rsid="0020bfb2" style:font-weight-asian="normal" style:font-weight-complex="normal"/>
    </style:style>
    <style:style style:name="P18" style:family="paragraph" style:parent-style-name="Standard" style:list-style-name="L5">
      <style:text-properties fo:font-weight="normal" officeooo:rsid="0020bfb2" officeooo:paragraph-rsid="0020bfb2" style:font-weight-asian="normal" style:font-weight-complex="normal"/>
    </style:style>
    <style:style style:name="P19" style:family="paragraph" style:parent-style-name="Standard" style:list-style-name="L6">
      <style:text-properties fo:font-weight="normal" officeooo:rsid="0020bfb2" officeooo:paragraph-rsid="0020bfb2" style:font-weight-asian="normal" style:font-weight-complex="normal"/>
    </style:style>
    <style:style style:name="P20" style:family="paragraph" style:parent-style-name="Standard" style:list-style-name="L7">
      <style:text-properties fo:font-weight="normal" officeooo:rsid="00239095" officeooo:paragraph-rsid="00239095" style:font-weight-asian="normal" style:font-weight-complex="normal"/>
    </style:style>
    <style:style style:name="P21" style:family="paragraph" style:parent-style-name="Standard" style:list-style-name="L7">
      <style:text-properties fo:font-weight="bold" officeooo:rsid="00239095" officeooo:paragraph-rsid="00239095" style:font-weight-asian="bold" style:font-weight-complex="bold"/>
    </style:style>
    <style:style style:name="P22" style:family="paragraph" style:parent-style-name="Standard">
      <style:text-properties fo:color="#ce181e" fo:font-weight="normal" officeooo:rsid="00239095" officeooo:paragraph-rsid="00239095" style:font-weight-asian="normal" style:font-weight-complex="normal"/>
    </style:style>
    <style:style style:name="P23" style:family="paragraph" style:parent-style-name="Standard" style:list-style-name="L8">
      <style:text-properties fo:color="#000000" fo:font-weight="bold" officeooo:rsid="0026273c" officeooo:paragraph-rsid="0026273c" style:font-weight-asian="bold" style:font-weight-complex="bold"/>
    </style:style>
    <style:style style:name="P24" style:family="paragraph" style:parent-style-name="Standard" style:list-style-name="L13">
      <style:text-properties fo:color="#000000" fo:font-weight="bold" officeooo:rsid="0026273c" officeooo:paragraph-rsid="0026273c" style:font-weight-asian="bold" style:font-weight-complex="bold"/>
    </style:style>
    <style:style style:name="P25" style:family="paragraph" style:parent-style-name="Standard">
      <style:text-properties fo:color="#000000" fo:font-style="normal" fo:font-weight="normal" officeooo:rsid="0026273c" officeooo:paragraph-rsid="0026273c" style:font-style-asian="normal" style:font-weight-asian="normal" style:font-style-complex="normal" style:font-weight-complex="normal"/>
    </style:style>
    <style:style style:name="P26" style:family="paragraph" style:parent-style-name="Standard" style:list-style-name="L9">
      <style:text-properties fo:color="#000000" fo:font-style="normal" fo:font-weight="normal" officeooo:rsid="0026273c" officeooo:paragraph-rsid="0026273c" style:font-style-asian="normal" style:font-weight-asian="normal" style:font-style-complex="normal" style:font-weight-complex="normal"/>
    </style:style>
    <style:style style:name="P27" style:family="paragraph" style:parent-style-name="Standard" style:list-style-name="L10">
      <style:text-properties fo:color="#000000" fo:font-style="normal" fo:font-weight="normal" officeooo:rsid="0026273c" officeooo:paragraph-rsid="0026273c" style:font-style-asian="normal" style:font-weight-asian="normal" style:font-style-complex="normal" style:font-weight-complex="normal"/>
    </style:style>
    <style:style style:name="P28" style:family="paragraph" style:parent-style-name="Standard" style:list-style-name="L11">
      <style:text-properties fo:color="#000000" fo:font-style="normal" fo:font-weight="normal" officeooo:rsid="0026273c" officeooo:paragraph-rsid="0026273c" style:font-style-asian="normal" style:font-weight-asian="normal" style:font-style-complex="normal" style:font-weight-complex="normal"/>
    </style:style>
    <style:style style:name="P29" style:family="paragraph" style:parent-style-name="Standard" style:list-style-name="L12">
      <style:text-properties fo:color="#000000" fo:font-style="normal" fo:font-weight="normal" officeooo:rsid="0026273c" officeooo:paragraph-rsid="0026273c" style:font-style-asian="normal" style:font-weight-asian="normal" style:font-style-complex="normal" style:font-weight-complex="normal"/>
    </style:style>
    <style:style style:name="P30" style:family="paragraph" style:parent-style-name="Standard" style:list-style-name="L13">
      <style:text-properties fo:color="#000000" fo:font-style="normal" fo:font-weight="normal" officeooo:rsid="0026273c" officeooo:paragraph-rsid="0026273c" style:font-style-asian="normal" style:font-weight-asian="normal" style:font-style-complex="normal" style:font-weight-complex="normal"/>
    </style:style>
    <style:style style:name="P31" style:family="paragraph" style:parent-style-name="Standard" style:list-style-name="L14">
      <style:text-properties fo:color="#000000" fo:font-style="normal" fo:font-weight="normal" officeooo:rsid="0026273c" officeooo:paragraph-rsid="0026273c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color="#000000" fo:font-style="normal" fo:font-weight="normal" officeooo:rsid="0028b315" officeooo:paragraph-rsid="0028b315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color="#000000" fo:font-style="normal" fo:font-weight="normal" officeooo:rsid="00295499" officeooo:paragraph-rsid="00295499" style:font-style-asian="normal" style:font-weight-asian="normal" style:font-style-complex="normal" style:font-weight-complex="normal"/>
    </style:style>
    <style:style style:name="P34" style:family="paragraph" style:parent-style-name="Standard" style:list-style-name="L15">
      <style:text-properties fo:color="#000000" fo:font-style="normal" fo:font-weight="bold" officeooo:rsid="00295499" officeooo:paragraph-rsid="00295499" style:font-style-asian="normal" style:font-weight-asian="bold" style:font-style-complex="normal" style:font-weight-complex="bold"/>
    </style:style>
    <style:style style:name="P35" style:family="paragraph" style:parent-style-name="Standard">
      <style:text-properties fo:color="#000000" fo:font-style="normal" fo:font-weight="bold" officeooo:rsid="0029dc7f" officeooo:paragraph-rsid="0029dc7f" style:font-style-asian="normal" style:font-weight-asian="bold" style:font-style-complex="normal" style:font-weight-complex="bold"/>
    </style:style>
    <style:style style:name="P36" style:family="paragraph" style:parent-style-name="Standard">
      <style:text-properties fo:color="#000000" fo:font-style="normal" fo:font-weight="bold" officeooo:rsid="002ae008" officeooo:paragraph-rsid="002ae008" style:font-style-asian="normal" style:font-weight-asian="bold" style:font-style-complex="normal" style:font-weight-complex="bold"/>
    </style:style>
    <style:style style:name="P37" style:family="paragraph" style:parent-style-name="Standard" style:list-style-name="L16">
      <style:text-properties fo:color="#000000" fo:font-style="normal" fo:font-weight="bold" officeooo:rsid="002ae008" officeooo:paragraph-rsid="002ae008" style:font-style-asian="normal" style:font-weight-asian="bold" style:font-style-complex="normal" style:font-weight-complex="bold"/>
    </style:style>
    <style:style style:name="P38" style:family="paragraph" style:parent-style-name="Standard">
      <style:text-properties fo:color="#000000" fo:font-style="normal" fo:font-weight="bold" officeooo:rsid="002afdc1" officeooo:paragraph-rsid="002afdc1" style:font-style-asian="normal" style:font-weight-asian="bold" style:font-style-complex="normal" style:font-weight-complex="bold"/>
    </style:style>
    <style:style style:name="P39" style:family="paragraph" style:parent-style-name="Standard" style:list-style-name="L17">
      <style:text-properties fo:color="#000000" fo:font-style="normal" fo:font-weight="bold" officeooo:rsid="002afdc1" officeooo:paragraph-rsid="002afdc1" style:font-style-asian="normal" style:font-weight-asian="bold" style:font-style-complex="normal" style:font-weight-complex="bold"/>
    </style:style>
    <style:style style:name="P40" style:family="paragraph" style:parent-style-name="Standard" style:list-style-name="L17">
      <style:text-properties fo:color="#000000" fo:font-style="normal" style:text-underline-style="solid" style:text-underline-width="auto" style:text-underline-color="font-color" fo:font-weight="bold" officeooo:rsid="002afdc1" officeooo:paragraph-rsid="002afdc1" style:font-style-asian="normal" style:font-weight-asian="bold" style:font-style-complex="normal" style:font-weight-complex="bold"/>
    </style:style>
    <style:style style:name="P41" style:family="paragraph" style:parent-style-name="Standard" style:list-style-name="L17">
      <style:text-properties fo:color="#000000" fo:font-style="normal" style:text-underline-style="none" fo:font-weight="bold" officeooo:rsid="002afdc1" officeooo:paragraph-rsid="002afdc1" style:font-style-asian="normal" style:font-weight-asian="bold" style:font-style-complex="normal" style:font-weight-complex="bold"/>
    </style:style>
    <style:style style:name="P42" style:family="paragraph" style:parent-style-name="Standard" style:list-style-name="L17">
      <style:text-properties fo:color="#000000" fo:font-style="normal" style:text-underline-style="none" fo:font-weight="bold" officeooo:rsid="002c10b6" officeooo:paragraph-rsid="002c10b6" style:font-style-asian="normal" style:font-weight-asian="bold" style:font-style-complex="normal" style:font-weight-complex="bold"/>
    </style:style>
    <style:style style:name="P43" style:family="paragraph" style:parent-style-name="Standard">
      <style:text-properties fo:color="#000000" fo:font-style="normal" style:text-underline-style="none" fo:font-weight="bold" officeooo:rsid="002c10b6" officeooo:paragraph-rsid="002c10b6" style:font-style-asian="normal" style:font-weight-asian="bold" style:font-style-complex="normal" style:font-weight-complex="bold"/>
    </style:style>
    <style:style style:name="P44" style:family="paragraph" style:parent-style-name="Standard">
      <style:text-properties fo:color="#000000" fo:font-style="normal" style:text-underline-style="none" fo:font-weight="bold" officeooo:rsid="002c9553" officeooo:paragraph-rsid="002c9553" style:font-style-asian="normal" style:font-weight-asian="bold" style:font-style-complex="normal" style:font-weight-complex="bold"/>
    </style:style>
    <style:style style:name="P45" style:family="paragraph" style:parent-style-name="Standard" style:list-style-name="L18">
      <style:text-properties fo:color="#000000" fo:font-style="normal" style:text-underline-style="none" fo:font-weight="bold" officeooo:rsid="002c9553" officeooo:paragraph-rsid="002c9553" style:font-style-asian="normal" style:font-weight-asian="bold" style:font-style-complex="normal" style:font-weight-complex="bold"/>
    </style:style>
    <style:style style:name="P46" style:family="paragraph" style:parent-style-name="Standard">
      <style:text-properties fo:color="#000000" fo:font-style="normal" style:text-underline-style="none" fo:font-weight="bold" officeooo:rsid="002dadd4" officeooo:paragraph-rsid="002dadd4" style:font-style-asian="normal" style:font-weight-asian="bold" style:font-style-complex="normal" style:font-weight-complex="bold"/>
    </style:style>
    <style:style style:name="P47" style:family="paragraph" style:parent-style-name="Standard" style:list-style-name="L19">
      <style:text-properties fo:color="#000000" fo:font-style="normal" style:text-underline-style="none" fo:font-weight="bold" officeooo:rsid="002dadd4" officeooo:paragraph-rsid="002dadd4" style:font-style-asian="normal" style:font-weight-asian="bold" style:font-style-complex="normal" style:font-weight-complex="bold"/>
    </style:style>
    <style:style style:name="P48" style:family="paragraph" style:parent-style-name="Standard" style:list-style-name="L19">
      <style:text-properties fo:color="#000000" fo:font-style="normal" style:text-underline-style="none" fo:font-weight="bold" officeooo:rsid="002e184f" officeooo:paragraph-rsid="002e184f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d8c0" style:font-weight-asian="bold" style:font-weight-complex="bold"/>
    </style:style>
    <style:style style:name="T3" style:family="text">
      <style:text-properties officeooo:rsid="001dd8c0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dd8c0" style:font-weight-asian="normal" style:font-weight-complex="normal"/>
    </style:style>
    <style:style style:name="T6" style:family="text">
      <style:text-properties fo:font-weight="normal" officeooo:rsid="0025c42f" style:font-weight-asian="normal" style:font-weight-complex="normal"/>
    </style:style>
    <style:style style:name="T7" style:family="text">
      <style:text-properties fo:font-weight="normal" officeooo:rsid="002c10b6" style:font-weight-asian="normal" style:font-weight-complex="normal"/>
    </style:style>
    <style:style style:name="T8" style:family="text">
      <style:text-properties fo:color="#ce181e" fo:font-weight="normal" style:font-weight-asian="normal" style:font-weight-complex="normal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scentralização <text:span text:style-name="T1">por serviços/funcional/técnica/por outorga</text:span>:</text:p>
      <text:list xml:id="list1804537300" text:style-name="L1">
        <text:list-item>
          <text:p text:style-name="P10">mediante lei;</text:p>
        </text:list-item>
        <text:list-item>
          <text:p text:style-name="P10">criação de PJ de direito público ou privado;</text:p>
        </text:list-item>
        <text:list-item>
          <text:p text:style-name="P10">atribui a PJ criada a titularidade e a execução de certo serviço público;</text:p>
        </text:list-item>
        <text:list-item>
          <text:p text:style-name="P10">o ente que cria a PJ “perde a disponibilidade do serviço”, só podendo retomá-lo mediante lei, ou seja, o prazo de outorga é, geralmente, indeterminado.</text:p>
        </text:list-item>
      </text:list>
      <text:p text:style-name="P2"/>
      <text:p text:style-name="P2">Descentralização <text:span text:style-name="T1">por colaboração/delegação</text:span>:</text:p>
      <text:list xml:id="list1174653338" text:style-name="L2">
        <text:list-item>
          <text:p text:style-name="P11">mediante contrato ou ato unilateral;</text:p>
        </text:list-item>
        <text:list-item>
          <text:p text:style-name="P11">Estado transfere a execução a PJ de direito privado, mas mantém a titularidade;</text:p>
        </text:list-item>
        <text:list-item>
          <text:p text:style-name="P11">concessões, permissões e autorizações;</text:p>
        </text:list-item>
        <text:list-item>
          <text:p text:style-name="P11"><text:span text:style-name="T3">delegação </text:span><text:span text:style-name="T2">por contrato</text:span><text:span text:style-name="T5"> → </text:span><text:span text:style-name="T4">sempre</text:span> por prazo determinado;</text:p>
        </text:list-item>
        <text:list-item>
          <text:p text:style-name="P12">delegação <text:span text:style-name="T1">por ato administrativo</text:span><text:span text:style-name="T4"> → geralmente sem prazo.</text:span></text:p>
        </text:list-item>
      </text:list>
      <text:p text:style-name="P13"/>
      <text:p text:style-name="P3"><text:span text:style-name="T4">Descentralização </text:span><text:span text:style-name="T1">territorial/geográfica</text:span><text:span text:style-name="T4">:</text:span></text:p>
      <text:list xml:id="list2638319752" text:style-name="L3">
        <text:list-item>
          <text:p text:style-name="P14">entidade local, geograficamente limitada, dotada de personalidade jurídica prória, de direito público;</text:p>
        </text:list-item>
        <text:list-item>
          <text:p text:style-name="P14">capacidade administrativa genérica;</text:p>
        </text:list-item>
        <text:list-item>
          <text:p text:style-name="P14">permite o exercício da capacidade legislativa, mas sem autonomia (subordinada às normas emanadas pelo poder central).</text:p>
        </text:list-item>
      </text:list>
      <text:p text:style-name="P13"/>
      <text:p text:style-name="P4"><text:span text:style-name="T4">Desconcentração </text:span><text:span text:style-name="T1">em razão da matéria</text:span><text:span text:style-name="T4"> → MF, MTE…</text:span></text:p>
      <text:p text:style-name="P4"><text:span text:style-name="T4">Desconcentração </text:span><text:span text:style-name="T1">em razão do grau ou hierarquia</text:span><text:span text:style-name="T4"> → ministérios, secretarias, superintendências…</text:span></text:p>
      <text:p text:style-name="P4"><text:span text:style-name="T4">Desconcentração </text:span><text:span text:style-name="T1">pelo critério territorial</text:span><text:span text:style-name="T4"> → SRFB/SP, SRFB/RS…</text:span></text:p>
      <text:p text:style-name="P15"/>
      <text:p text:style-name="P5"><text:span text:style-name="T1">Centralização </text:span><text:span text:style-name="T4">→ Estado retoma a execução do serviço, prestando-o diretamente.</text:span></text:p>
      <text:p text:style-name="P5"><text:span text:style-name="T1">Concentração </text:span><text:span text:style-name="T4">→ dois ou mais órgãos internos são agrupados em apenas um.</text:span></text:p>
      <text:p text:style-name="P15"/>
      <text:p text:style-name="P6">Teoria do mandato<text:span text:style-name="T4">:</text:span></text:p>
      <text:list xml:id="list1900960424" text:style-name="L4">
        <text:list-item>
          <text:p text:style-name="P16">agentes seriam mandatários do Estado;</text:p>
        </text:list-item>
        <text:list-item>
          <text:p text:style-name="P16">não vingou, pois não explica como o Estado, que não tem vontade própria, <text:s/>poderia outorgar o mandato.</text:p>
        </text:list-item>
      </text:list>
      <text:p text:style-name="P17"/>
      <text:p text:style-name="P6">Teoria da representação<text:span text:style-name="T4">:</text:span></text:p>
      <text:list xml:id="list3259332163" text:style-name="L5">
        <text:list-item>
          <text:p text:style-name="P18">agentes seriam representantes do Estado, equiparado à figura do tutor ou curador dos incapazes;</text:p>
        </text:list-item>
        <text:list-item>
          <text:p text:style-name="P18">criticada por equiparar o Estado ao incapaz que, ao contrário daquele, não possui capacidade para designar representante para si mesmo;</text:p>
        </text:list-item>
        <text:list-item>
          <text:p text:style-name="P18">criticada também por permitir que o representante ultrapasse os poderes da representação sem que o Estado respondesse por esses atos perante terceiros prejudicados.</text:p>
        </text:list-item>
      </text:list>
      <text:p text:style-name="P17"/>
      <text:p text:style-name="P6">Teoria do órgão<text:span text:style-name="T4">:</text:span></text:p>
      <text:list xml:id="list2115199709" text:style-name="L6">
        <text:list-item>
          <text:p text:style-name="P19">presume que a PJ manifesta sua vontade por meio dos órgãos que a compõem, sendo eles mesmos, os órgãos, compostos por agentes;</text:p>
        </text:list-item>
        <text:list-item>
          <text:p text:style-name="P19">quando os agentes agem, é como se o próprio Estado o fizesse;</text:p>
        </text:list-item>
        <text:list-item>
          <text:p text:style-name="P19">Di Pietro → substitui-se a ideia de “representação” pela de “imputação”;</text:p>
        </text:list-item>
        <text:list-item>
          <text:p text:style-name="P19">para haver a imputação, é preciso que o agente que pratica o ato esteja agindo conforme a lei ou que, pelo menos, o ato revista-se de aparência de ato jurídico legítimo e seja praticado por alguém que pareça ser um agente público.</text:p>
        </text:list-item>
      </text:list>
      <text:p text:style-name="P17"/>
      <text:p text:style-name="P7"><text:soft-page-break/>Órgão público<text:span text:style-name="T4">:</text:span></text:p>
      <text:list xml:id="list3969234212" text:style-name="L7">
        <text:list-item>
          <text:p text:style-name="P20">no Poder Executivo:</text:p>
          <text:list>
            <text:list-item>
              <text:p text:style-name="P20">criação e extinção → lei em sentido formal (iniciativa do PR, aprovação do legislativo);</text:p>
            </text:list-item>
            <text:list-item>
              <text:p text:style-name="P20">organização e funcionamento → decretos autônomos;</text:p>
            </text:list-item>
          </text:list>
        </text:list-item>
        <text:list-item>
          <text:p text:style-name="P20">no Poder Judiciário:</text:p>
          <text:list>
            <text:list-item>
              <text:p text:style-name="P20">a iniciativa de lei compete ao STF, Tribunais Superiores, TJ’s, TC’s e MP;</text:p>
            </text:list-item>
          </text:list>
        </text:list-item>
        <text:list-item>
          <text:p text:style-name="P20">no Poder Legislativo:</text:p>
          <text:list>
            <text:list-item>
              <text:p text:style-name="P21"><text:span text:style-name="T4">Para </text:span>Carvalho <text:span text:style-name="T4">Filho: criação, extinção, organização e funcionamento </text:span>não<text:span text:style-name="T4"> dependem de lei, mas de </text:span>atos administrativos<text:span text:style-name="T4"> praticados pelas respectivas Casas. </text:span><text:span text:style-name="T8">[só considerar isso correto se a questão trouxer elementos que induzam à doutrina de Carvalho Filho!]</text:span></text:p>
            </text:list-item>
          </text:list>
        </text:list-item>
      </text:list>
      <text:p text:style-name="P22"/>
      <text:p text:style-name="P8"><text:span text:style-name="T4">Órgãos </text:span>autônomos <text:span text:style-name="T4">e os </text:span>independentes<text:span text:style-name="T4"> possuem capacidade processula para impetrar </text:span>MS na defesa de suas prerrogativas e competências<text:span text:style-name="T4">, </text:span><text:span text:style-name="T6">quando violadas por ato de outro órgão.</text:span></text:p>
      <text:list xml:id="list929017980" text:style-name="L8">
        <text:list-item>
          <text:p text:style-name="P23">Atenção!<text:span text:style-name="T4"> Código de Defesa do Consumidor: </text:span><text:span text:style-name="T9">as entidades e órgãos da administração pública, direta ou indireta, ainda que sem personalidade jurídica, especificamente destinados à defesa dos interesses e direitos protegidos por este Código</text:span><text:span text:style-name="T11">.</text:span></text:p>
        </text:list-item>
      </text:list>
      <text:p text:style-name="P25"/>
      <text:p text:style-name="P9"><text:span text:style-name="T10">Órgãos independentes</text:span><text:span text:style-name="T11">:</text:span></text:p>
      <text:list xml:id="list694978783" text:style-name="L9">
        <text:list-item>
          <text:p text:style-name="P26">previstos diretamente na CF;</text:p>
        </text:list-item>
        <text:list-item>
          <text:p text:style-name="P26">atribuições desenvolvidas por agentes políticos.</text:p>
        </text:list-item>
      </text:list>
      <text:p text:style-name="P25"/>
      <text:p text:style-name="P9"><text:span text:style-name="T10">Órgãos autônomos</text:span><text:span text:style-name="T11">:</text:span></text:p>
      <text:list xml:id="list1494823926" text:style-name="L10">
        <text:list-item>
          <text:p text:style-name="P27">autonomia administrativa, financeira e técnica;</text:p>
        </text:list-item>
        <text:list-item>
          <text:p text:style-name="P27">órgãos diretivos.</text:p>
        </text:list-item>
      </text:list>
      <text:p text:style-name="P25"/>
      <text:p text:style-name="P9"><text:span text:style-name="T10">Órgãos superiores</text:span><text:span text:style-name="T11">:</text:span></text:p>
      <text:list xml:id="list620123442" text:style-name="L11">
        <text:list-item>
          <text:p text:style-name="P28">atribuições de direção, controle e decisão;</text:p>
        </text:list-item>
        <text:list-item>
          <text:p text:style-name="P28">sujeitos ao controle hierárquico de uma instância superior;</text:p>
        </text:list-item>
        <text:list-item>
          <text:p text:style-name="P28">não possuem autonomia.</text:p>
        </text:list-item>
      </text:list>
      <text:p text:style-name="P25"/>
      <text:p text:style-name="P9"><text:span text:style-name="T10">Órgãos subalternos</text:span><text:span text:style-name="T11">:</text:span></text:p>
      <text:list xml:id="list2244537286" text:style-name="L12">
        <text:list-item>
          <text:p text:style-name="P29">atribuições de mera execução;</text:p>
        </text:list-item>
        <text:list-item>
          <text:p text:style-name="P29">subordinados a vários níveis hierárquicos superiores.</text:p>
        </text:list-item>
      </text:list>
      <text:p text:style-name="P25"/>
      <text:p text:style-name="P9"><text:span text:style-name="T10">Órgãos burocráticos</text:span><text:span text:style-name="T11"> [Di Pietro]:</text:span></text:p>
      <text:list xml:id="list1468947561" text:style-name="L13">
        <text:list-item>
          <text:p text:style-name="P24"><text:span text:style-name="T11">estão a cargo de uma só PF ou de várias pessoas ordenadas numa esrtutura hierárquica </text:span><text:span text:style-name="T10">vertical</text:span><text:span text:style-name="T11">;</text:span></text:p>
        </text:list-item>
        <text:list-item>
          <text:p text:style-name="P30">contraponto aos órgãos colegiados, que são horizontais.</text:p>
        </text:list-item>
      </text:list>
      <text:p text:style-name="P25"/>
      <text:p text:style-name="P9"><text:span text:style-name="T10">Órgãos ativos/consultivos/de controle</text:span><text:span text:style-name="T11">:</text:span></text:p>
      <text:list xml:id="list3333237397" text:style-name="L14">
        <text:list-item>
          <text:p text:style-name="P31">possuem como função primordial, respectivamente, o desenvolvimento de uma administração ativa, de uma atividade consultiva ou de controle sobre outros órgãos.</text:p>
        </text:list-item>
      </text:list>
      <text:p text:style-name="P32"/>
      <text:p text:style-name="P33">A <text:span text:style-name="T1">supervisão ministerial</text:span> (<text:span text:style-name="T1">tutela</text:span>) se divide em:</text:p>
      <text:list xml:id="list1548120955" text:style-name="L15">
        <text:list-item>
          <text:p text:style-name="P34">controle político<text:span text:style-name="T4"> → dirigentes da Administração Indireta são escolhidos e nomeados por autoridade da Administração Direta;</text:span></text:p>
        </text:list-item>
        <text:list-item>
          <text:p text:style-name="P34">controle institucional<text:span text:style-name="T4"> → entidade deve atuar sempre de acordo com seus fins para os quais foi criada;</text:span></text:p>
        </text:list-item>
        <text:list-item>
          <text:p text:style-name="P34">controle administrativo<text:span text:style-name="T4"> → ficalização dos agentes e rotinas da entidade;</text:span></text:p>
        </text:list-item>
        <text:list-item>
          <text:p text:style-name="P34">controle finalístico<text:span text:style-name="T4"> → ficalização das finanças e contabilidade da entidade.</text:span></text:p>
        </text:list-item>
      </text:list>
      <text:p text:style-name="P35"><text:soft-page-break/>Atenção!<text:span text:style-name="T4"> Para Bandeira de Mello → controle da entidade (</text:span>tutela ordinária<text:span text:style-name="T4">) deve se dar nos </text:span><text:span text:style-name="T12">estritos termos da lei</text:span><text:span text:style-name="T4">, ou seja, a tutela ordinária depende de lei para ser exercida, exceto em casos absurdos, em que a Administração Direta poderia, então, coibir atos da Administração Indireta, o que se chama de </text:span>tutela extraordinária<text:span text:style-name="T4">.</text:span></text:p>
      <text:p text:style-name="P35"><text:span text:style-name="T4"/></text:p>
      <text:p text:style-name="P36">Prerrogativas das Autarquias<text:span text:style-name="T4">:</text:span></text:p>
      <text:list xml:id="list2135372709" text:style-name="L16">
        <text:list-item>
          <text:p text:style-name="P37"><text:span text:style-name="T4">prazos processuais </text:span><text:span text:style-name="T12">em dobro</text:span><text:span text:style-name="T14">;</text:span></text:p>
        </text:list-item>
        <text:list-item>
          <text:p text:style-name="P37"><text:span text:style-name="T14">prescrição quinquenal;</text:span></text:p>
        </text:list-item>
        <text:list-item>
          <text:p text:style-name="P37"><text:span text:style-name="T14">pagamento de dívidas judiciais por </text:span><text:span text:style-name="T12">precatórios</text:span><text:span text:style-name="T14"> (já que seus bens são </text:span><text:span text:style-name="T12">impenhoráveis</text:span><text:span text:style-name="T14">);</text:span></text:p>
        </text:list-item>
        <text:list-item>
          <text:p text:style-name="P37"><text:span text:style-name="T14">possibilidade de inscrição de seus créditos em dívida ativa e a sua cobrança por execução fiscal;</text:span></text:p>
        </text:list-item>
        <text:list-item>
          <text:p text:style-name="P37"><text:span text:style-name="T14">impenhorabilidade, inalienabilidade e imprescritibilidade de seus bens;</text:span></text:p>
        </text:list-item>
        <text:list-item>
          <text:p text:style-name="P37"><text:span text:style-name="T14">imunidade tributária recíproca;</text:span></text:p>
        </text:list-item>
        <text:list-item>
          <text:p text:style-name="P37"><text:span text:style-name="T14">não sujeitas à falência (em caso de insolvência, o ente federado é que subsidiariamente).</text:span></text:p>
        </text:list-item>
      </text:list>
      <text:p text:style-name="P36"><text:span text:style-name="T14"/></text:p>
      <text:p text:style-name="P38"><text:span text:style-name="T13">Classificação das Autarquias</text:span><text:span text:style-name="T14">:</text:span></text:p>
      <text:list xml:id="list1359588350" text:style-name="L17">
        <text:list-item>
          <text:p text:style-name="P39"><text:span text:style-name="T14">quanto à </text:span><text:span text:style-name="T13">capacidade<text:tab/>administrativa</text:span><text:span text:style-name="T14">:</text:span></text:p>
          <text:list>
            <text:list-item>
              <text:p text:style-name="P40"><text:span text:style-name="T4">geográfica/territorial</text:span><text:span text:style-name="T14">: capacidade administrativa genérica;</text:span></text:p>
            </text:list-item>
            <text:list-item>
              <text:p text:style-name="P40"><text:span text:style-name="T4">serviço/institucional</text:span><text:span text:style-name="T14">: capacidade administrativa específica (limitada aos serviços para o qual foi criada);</text:span></text:p>
            </text:list-item>
          </text:list>
        </text:list-item>
        <text:list-item>
          <text:p text:style-name="P40"><text:span text:style-name="T14">quanto à </text:span><text:span text:style-name="T13">estrutura</text:span><text:span text:style-name="T14">:</text:span></text:p>
          <text:list>
            <text:list-item>
              <text:p text:style-name="P40"><text:span text:style-name="T4">fundacionais</text:span><text:span text:style-name="T14">: fundação de direito público, patrimônio vinculado a fim que beneficiar pessoas indeterminadas;</text:span></text:p>
            </text:list-item>
            <text:list-item>
              <text:p text:style-name="P40"><text:span text:style-name="T4">corporativas/associativas</text:span><text:span text:style-name="T14">: sujeitos unidos para consecução de um fim de interesse público, mas que diz respeito aos próprios associados (ex.: CREA, CFC);</text:span></text:p>
            </text:list-item>
          </text:list>
        </text:list-item>
        <text:list-item>
          <text:p text:style-name="P41"><text:span text:style-name="T4">quanto ao </text:span>nível federativo<text:span text:style-name="T4">: </text:span><text:span text:style-name="T7">federal, estadual, municipal;</text:span></text:p>
        </text:list-item>
        <text:list-item>
          <text:p text:style-name="P42">regime especial<text:span text:style-name="T4">: mandato fixo, estabilidade relativa de seus dirigentes.</text:span></text:p>
        </text:list-item>
      </text:list>
      <text:p text:style-name="P43"><text:span text:style-name="T4"/></text:p>
      <text:p text:style-name="P44">Nomeação/exoneração de dirigentes das Autarquias<text:span text:style-name="T4">:</text:span></text:p>
      <text:list xml:id="list129145046" text:style-name="L18">
        <text:list-item>
          <text:p text:style-name="P45"><text:span text:style-name="T4">chefe do Executivo nomeia;</text:span></text:p>
        </text:list-item>
        <text:list-item>
          <text:p text:style-name="P45"><text:span text:style-name="T4">em alguns casos é necessária aprovação do SF (ex.: BACEN, agências reguladoras);</text:span></text:p>
        </text:list-item>
        <text:list-item>
          <text:p text:style-name="P45"><text:span text:style-name="T4">normas </text:span>locais<text:span text:style-name="T4"> dos Estados/DF/Municípios podem subordinar a nomeação à prévia aprovação da Assembleia Legislativa;</text:span></text:p>
        </text:list-item>
        <text:list-item>
          <text:p text:style-name="P45">lei não<text:span text:style-name="T4"> pode exigir aprovação legislativa prévia para a </text:span>exoneração<text:span text:style-name="T4"> de dirigentes de autarquias do Executivo, nem exigir que a exoneração seja efetuada diretamente pelo Legislativo.</text:span></text:p>
        </text:list-item>
      </text:list>
      <text:p text:style-name="P44"><text:span text:style-name="T4"/></text:p>
      <text:p text:style-name="P46">Foro judicial das Autarquias<text:span text:style-name="T4">:</text:span></text:p>
      <text:list xml:id="list2341537731" text:style-name="L19">
        <text:list-item>
          <text:p text:style-name="P47"><text:span text:style-name="T4">autarquia </text:span>federal<text:span text:style-name="T4"> → Justiça Federal;</text:span></text:p>
        </text:list-item>
        <text:list-item>
          <text:p text:style-name="P47"><text:span text:style-name="T4">autarquia </text:span>estadual/municipal<text:span text:style-name="T4"> → Justiça Estadual;</text:span></text:p>
        </text:list-item>
        <text:list-item>
          <text:p text:style-name="P48">servidores estatutários<text:span text:style-name="T4"> → seguem a regra acima (federal → federal; estadual/municipal → estadual);</text:span></text:p>
        </text:list-item>
        <text:list-item>
          <text:p text:style-name="P48">empregados públicos <text:span text:style-name="T4">→ Justiça do Trabalh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ac081" officeooo:paragraph-rsid="001ac081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2 – Organização da Administração Públic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3T16:06:29.741000000</meta:creation-date>
    <dc:date>2018-05-25T17:13:55.858000000</dc:date>
    <meta:editing-duration>PT1H41M8S</meta:editing-duration>
    <meta:editing-cycles>20</meta:editing-cycles>
    <meta:generator>LibreOffice/6.0.1.1$Windows_X86_64 LibreOffice_project/60bfb1526849283ce2491346ed2aa51c465abfe6</meta:generator>
    <meta:document-statistic meta:table-count="0" meta:image-count="0" meta:object-count="0" meta:page-count="3" meta:paragraph-count="94" meta:word-count="1007" meta:character-count="6761" meta:non-whitespace-character-count="5914"/>
  </office:meta>
</office:document-meta>
</file>